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DecoderTests.decodeSplitChu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tobuf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bufDecoderTests.dataBuffer( Ms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tobufDecoderTests.Protobuf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Tests.d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tobufDecoderTests.decodeMerged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tobufDecoderTests.extensionRegistr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DecoderTests.decodeSplitMessag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rotobufDecoderTests.exceed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tobufDecoderTests.decodeChunks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